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A41E0D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29cm, 7.544cm, 14.528cm, 3.44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1.536cm" svg:x="0.992cm" svg:y="2.492cm">
          <draw:image xlink:href="Pictures/10000000000005E8000007E07A41E0D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7:43.076270780</dc:date>
    <meta:editing-duration>PT3M37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